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94fce" officeooo:paragraph-rsid="00194fce"/>
    </style:style>
    <style:style style:name="P2" style:family="paragraph" style:parent-style-name="Text_20_body">
      <style:text-properties officeooo:rsid="001bc59f" officeooo:paragraph-rsid="001bc59f"/>
    </style:style>
    <style:style style:name="P3" style:family="paragraph" style:parent-style-name="Text_20_body">
      <style:text-properties officeooo:rsid="001cd5db" officeooo:paragraph-rsid="001cd5db"/>
    </style:style>
    <style:style style:name="P4" style:family="paragraph" style:parent-style-name="Text_20_body">
      <style:text-properties officeooo:rsid="001e66f4" officeooo:paragraph-rsid="001e66f4"/>
    </style:style>
    <style:style style:name="P5" style:family="paragraph" style:parent-style-name="Text_20_body">
      <style:text-properties officeooo:rsid="001e6bf6" officeooo:paragraph-rsid="001e6bf6"/>
    </style:style>
    <style:style style:name="P6" style:family="paragraph" style:parent-style-name="Text_20_body">
      <style:text-properties officeooo:paragraph-rsid="001e6bf6"/>
    </style:style>
    <style:style style:name="P7" style:family="paragraph" style:parent-style-name="Text_20_body">
      <style:text-properties officeooo:rsid="001ef3b3" officeooo:paragraph-rsid="001ef3b3"/>
    </style:style>
    <style:style style:name="P8" style:family="paragraph" style:parent-style-name="Text_20_body">
      <style:text-properties officeooo:rsid="002040c1" officeooo:paragraph-rsid="002040c1"/>
    </style:style>
    <style:style style:name="P9" style:family="paragraph" style:parent-style-name="Standard">
      <style:text-properties officeooo:paragraph-rsid="00194fce"/>
    </style:style>
    <style:style style:name="P10" style:family="paragraph" style:parent-style-name="Standard">
      <style:text-properties officeooo:rsid="00194fce" officeooo:paragraph-rsid="00194fce"/>
    </style:style>
    <style:style style:name="P11" style:family="paragraph" style:parent-style-name="Standard">
      <style:text-properties officeooo:rsid="00194fce" officeooo:paragraph-rsid="002040c1"/>
    </style:style>
    <style:style style:name="P12" style:family="paragraph" style:parent-style-name="Standard">
      <style:text-properties style:text-underline-style="solid" style:text-underline-width="auto" style:text-underline-color="font-color" officeooo:rsid="00194fce" officeooo:paragraph-rsid="002040c1"/>
    </style:style>
    <style:style style:name="P13" style:family="paragraph" style:parent-style-name="Standard">
      <style:text-properties style:text-underline-style="solid" style:text-underline-width="auto" style:text-underline-color="font-color" officeooo:rsid="002040c1" officeooo:paragraph-rsid="002040c1"/>
    </style:style>
    <style:style style:name="P14" style:family="paragraph" style:parent-style-name="Standard">
      <style:text-properties officeooo:rsid="002040c1" officeooo:paragraph-rsid="002040c1"/>
    </style:style>
    <style:style style:name="P15" style:family="paragraph" style:parent-style-name="Standard">
      <style:text-properties officeooo:rsid="0021b182" officeooo:paragraph-rsid="0021b182"/>
    </style:style>
    <style:style style:name="P16" style:family="paragraph" style:parent-style-name="Standard">
      <style:text-properties officeooo:rsid="00225b13" officeooo:paragraph-rsid="00225b13"/>
    </style:style>
    <style:style style:name="P17" style:family="paragraph" style:parent-style-name="Text_20_body">
      <style:text-properties fo:font-weight="normal" officeooo:rsid="001cd5db" officeooo:paragraph-rsid="001cd5db" style:font-weight-asian="normal" style:font-weight-complex="normal"/>
    </style:style>
    <style:style style:name="P18" style:family="paragraph" style:parent-style-name="Text_20_body">
      <style:text-properties fo:font-weight="normal" officeooo:rsid="001e66f4" officeooo:paragraph-rsid="001e66f4" style:font-weight-asian="normal" style:font-weight-complex="normal"/>
    </style:style>
    <style:style style:name="P19" style:family="paragraph" style:parent-style-name="Text_20_body">
      <style:text-properties fo:font-style="normal" officeooo:rsid="001e6bf6" officeooo:paragraph-rsid="001e6bf6" style:font-style-asian="normal" style:font-style-complex="normal"/>
    </style:style>
    <style:style style:name="P20" style:family="paragraph" style:parent-style-name="Text_20_body">
      <style:text-properties fo:font-style="normal" officeooo:rsid="001ef3b3" officeooo:paragraph-rsid="001ef3b3" style:font-style-asian="normal" style:font-style-complex="normal"/>
    </style:style>
    <style:style style:name="P21" style:family="paragraph" style:parent-style-name="Text_20_body">
      <style:text-properties fo:font-style="normal" officeooo:rsid="002040c1" officeooo:paragraph-rsid="002040c1" style:font-style-asian="normal" style:font-style-complex="normal"/>
    </style:style>
    <style:style style:name="P22" style:family="paragraph" style:parent-style-name="Text_20_body">
      <style:text-properties fo:font-style="normal" officeooo:rsid="0026402b" officeooo:paragraph-rsid="0026402b" style:font-style-asian="normal" style:font-style-complex="normal"/>
    </style:style>
    <style:style style:name="P23" style:family="paragraph" style:parent-style-name="Heading_20_1">
      <style:text-properties officeooo:rsid="001e6bf6" officeooo:paragraph-rsid="001e6bf6"/>
    </style:style>
    <style:style style:name="P24" style:family="paragraph" style:parent-style-name="Heading_20_1">
      <style:text-properties officeooo:rsid="002040c1" officeooo:paragraph-rsid="002040c1"/>
    </style:style>
    <style:style style:name="T1" style:family="text">
      <style:text-properties officeooo:rsid="00194fce"/>
    </style:style>
    <style:style style:name="T2" style:family="text">
      <style:text-properties fo:font-weight="bold" style:font-weight-asian="bold" style:font-weight-complex="bold"/>
    </style:style>
    <style:style style:name="T3" style:family="text">
      <style:text-properties fo:font-weight="bold" officeooo:rsid="00194fce" style:font-weight-asian="bold" style:font-weight-complex="bold"/>
    </style:style>
    <style:style style:name="T4" style:family="text">
      <style:text-properties officeooo:rsid="001ae5d9"/>
    </style:style>
    <style:style style:name="T5" style:family="text">
      <style:text-properties fo:font-style="italic" style:font-style-asian="italic" style:font-style-complex="italic"/>
    </style:style>
    <style:style style:name="T6" style:family="text">
      <style:text-properties fo:font-style="italic" officeooo:rsid="001e6bf6"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weight="normal" style:font-weight-asian="normal" style:font-weight-complex="normal"/>
    </style:style>
    <style:style style:name="T10" style:family="text">
      <style:text-properties fo:font-weight="normal" officeooo:rsid="001d88c6" style:font-weight-asian="normal" style:font-weight-complex="normal"/>
    </style:style>
    <style:style style:name="T11" style:family="text">
      <style:text-properties fo:font-weight="normal" officeooo:rsid="001e66f4" style:font-weight-asian="normal" style:font-weight-complex="normal"/>
    </style:style>
    <style:style style:name="T12" style:family="text">
      <style:text-properties officeooo:rsid="001e6bf6"/>
    </style:style>
    <style:style style:name="T13" style:family="text">
      <style:text-properties fo:font-style="normal" style:font-style-asian="normal" style:font-style-complex="normal"/>
    </style:style>
    <style:style style:name="T14" style:family="text">
      <style:text-properties style:text-line-through-style="solid" style:text-line-through-type="single" fo:font-style="italic" style:font-style-asian="italic" style:font-style-complex="italic"/>
    </style:style>
    <style:style style:name="T15" style:family="text">
      <style:text-properties officeooo:rsid="0021b182"/>
    </style:style>
    <style:style style:name="T16" style:family="text">
      <style:text-properties officeooo:rsid="00225b13"/>
    </style:style>
    <style:style style:name="T17" style:family="text">
      <style:text-properties officeooo:rsid="0027317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Oppositionens syfte </text:p>
      <text:p text:style-name="P9"/>
      <text:p text:style-name="P9">Din roll som opponent innebär att du tränger djupare in ett annans examensarbete och kritiskt värderar styrkor och svagheter i det arbetet. Du ska inte gå in för att enbart finna fel och brister. Det är också viktigt att lyfta fram förtjänster och ge positiva synpunkter. </text:p>
      <text:p text:style-name="Standard">Oppositionens syfte är att det examensarbete du opponerar på ska kunna förbättras med hjälp av det stöd och den kritik som din opposition innebär. </text:p>
      <text:p text:style-name="Standard"/>
      <text:p text:style-name="Standard">Vad ska du granska? Exempel på frågor som kan vara relevanta att arbeta med i din opposition, kan vara </text:p>
      <text:p text:style-name="Standard"> Passar titeln innehållet?  Vad är syftet med rapporten?  För vem eller vad är problemet relevant?  Vilka metoder har använts?  Är metoderna bra beskrivna?  Är metoderna väl valda i förhållande till syftet?  Finns det belägg för redovisade uppgifter?  Bygger slutsatserna och diskussionerna på erhållna resultat?  Är presentationen tilltalande och korrekt?  Har författarnas egna värderingar påverkat resultatet?  Hur kan man gå vidare med denna studie? </text:p>
      <text:p text:style-name="Standard"/>
      <text:p text:style-name="P10">Ett första utkast / några spontana reaktioner:</text:p>
      <text:p text:style-name="P10"/>
      <text:h text:style-name="Heading_20_1" text:outline-level="1">Sammanfattning</text:h>
      <text:p text:style-name="Text_20_body">”<text:span text:style-name="T1">Detta står till grund för </text:span><text:span text:style-name="T3">att skapa</text:span><text:span text:style-name="T1"> en applikation….” Men det är inte helt tydligt att något faktiskt är skapat/producerat. Här kan man riskera att tappa läsare som inte tror att det finns någon färdig applikation att läsa vidare om.</text:span></text:p>
      <text:p text:style-name="P1">Känns <text:span text:style-name="T4">vid första läsning </text:span>lite som en bra ”grund”, men vad hände <text:span text:style-name="T4">med arbetet </text:span>se<text:span text:style-name="T4">dan</text:span>?</text:p>
      <text:p text:style-name="P1"/>
      <text:h text:style-name="Heading_20_1" text:outline-level="1">Abstract</text:h>
      <text:p text:style-name="P2">Lite samma känsla: ”<text:span text:style-name="T5">This was </text:span><text:span text:style-name="T7">a foundation</text:span><text:span text:style-name="T5"> to build an appliction….</text:span>”. Men inte helt tydligt vid en snabb genomläsning att något faktiskt skapades?</text:p>
      <text:h text:style-name="Heading_20_1" text:outline-level="1"><text:span text:style-name="T12">1 </text:span>Inledning</text:h>
      <text:p text:style-name="P3">Under problemformulering: ”<text:span text:style-name="T5">I dagens samhälle är hälsomedvetenheten allt större.</text:span>” ”<text:span text:style-name="T5">Fler och fler personer vill äta och leva sundare, men inte alla har tid att fördjupa sig i ämnet.</text:span>” Det kan nog vara ett rimligt antagande att kunskapen/medvetenheten har ökat, och att det ligger i sakens natur att man vill leva sunt/sundare, men <text:span text:style-name="T2">vem </text:span><text:span text:style-name="T9">säger egentligen att det är en faktiskt ökning, och </text:span><text:span text:style-name="T2">vem </text:span><text:span text:style-name="T9">säger att man inte har tid? Finns källa?</text:span></text:p>
      <text:p text:style-name="P17"/>
      <text:p text:style-name="P3"><text:span text:style-name="T9">”</text:span><text:span text:style-name="T8">I arbetet besvaras följande frågor: ...//… Kan en mobilapplikation hjälpa den upptagne människan att </text:span><text:span text:style-name="T7">lägga större vikt </text:span><text:span text:style-name="T8">på matens innehåll och öka sin kunskap om tillsatser</text:span><text:span text:style-name="T9">”. Känns lite oklart om denna (sista) punkt verkligen besvaras? Blev det verkligen undersökt/fastställt om så var fallet?</text:span></text:p>
      <text:p text:style-name="P3"><text:span text:style-name="T11">Avsnitt</text:span><text:span text:style-name="T9"> ”1.1.1 Vad är tillsatser?”: bra bakgrunds</text:span><text:span text:style-name="T10">redovisning</text:span><text:span text:style-name="T9">, tydligt beskrivet </text:span><text:span text:style-name="T10">och relevant för appen etc.</text:span></text:p>
      <text:p text:style-name="P4"><text:soft-page-break/><text:span text:style-name="T9">Avsnitt ”1.1.2 Tillsatsers hälsopåverkan”: Saknar källor på i stort sett hela stycket: att det </text:span><text:span text:style-name="T8">pågår forskningsprojekt</text:span><text:span text:style-name="T9"> etc. Vem säger det?</text:span></text:p>
      <text:p text:style-name="P18"/>
      <text:h text:style-name="P23" text:outline-level="1">1.2 Målsättning</text:h>
      <text:p text:style-name="P6">”...//...<text:span text:style-name="T6">och se om applikationen kan motivera användaren till hälsosammare matvanor samt användas för att öka kunskap om tillsatser i maten.</text:span><text:span text:style-name="T12">” Hur ska detta sista kunna (hinnas) mätas? Lyckades denna mätning? [inget som jag upptäckte i en första läsning i alla fall]</text:span></text:p>
      <text:p text:style-name="P6"/>
      <text:h text:style-name="Heading_20_1" text:outline-level="1">1.3 Avgränsning<text:span text:style-name="T12">ar</text:span></text:h>
      <text:p text:style-name="P5">Sista meningen ”<text:span text:style-name="T5">Detta arbete är en grund till optimering och vidareutveckling”. </text:span><text:span text:style-name="T13">Bra förtydligande och ”brasklapp”!</text:span></text:p>
      <text:p text:style-name="P19"/>
      <text:h text:style-name="Heading_20_1" text:outline-level="1">2.2.2 Sammanfattning av undersökningen</text:h>
      <text:p text:style-name="P19">Bra analys, känns trovärdig p.g.a. statistiska utläggningar [även om jag inte orkade granska siffer-påståendena]</text:p>
      <text:h text:style-name="Heading_20_1" text:outline-level="1">3.3.1.1. Val av API nivå</text:h>
      <text:p text:style-name="P5">Spontant känns det lite märkligt. Varför skulle det inte gå att vara bakåtkompatibel? Kamera och nätuppkoppling är väl det mest ”viktiga” här? Man kan väl också använda emulatorer för debugging, så det borde inte vara ett hinder att citat ”<text:span text:style-name="T5">så utgicks det från att enheter använda för debugging har ännu högre version….” </text:span><text:span text:style-name="T13">?</text:span></text:p>
      <text:p text:style-name="P5"><text:span text:style-name="T13">”</text:span><text:span text:style-name="T5">Att använda en emulator hade inte varit möjlig,….//...I emulatorer existerar ingen kamerafunktion som kan jämföras med en verklig...” </text:span><text:span text:style-name="T13">Detta är väl inte helt sant. Kameran går att aktivera i emulator och använder då t.ex. datorns webb-kamera. Att det inte är helt optimalt p.g.a. att det brukar bugga/krascha [egen erfarenhet] kan jag dock köpa, men teoretiskt går det ju att fånga bilder med emulatorns kamera.</text:span></text:p>
      <text:h text:style-name="Heading_20_1" text:outline-level="1">3.3.1.2 Användarvillkor</text:h>
      <text:p text:style-name="P20">Bra tankar/lösningar</text:p>
      <text:h text:style-name="Heading_20_1" text:outline-level="1">3.3.1.4 Layout</text:h>
      <text:p text:style-name="P7"><text:span text:style-name="T13">”...</text:span><text:span text:style-name="T5">hitta livsmedel utan </text:span><text:span text:style-name="T7">dåliga</text:span><text:span text:style-name="T5"> tillsatser</text:span><text:span text:style-name="T13">.” Dåliga ur vilket perspektiv? Generellt dåliga? I så fall var i rapporten definieras vad som är generellt dåliga tillsatser? Eller dåliga ur användarens eget ”allergi-perspektiv”?</text:span></text:p>
      <text:h text:style-name="Heading_20_1" text:outline-level="1"><text:soft-page-break/>3.3.1.5 Funktioner</text:h>
      <text:p text:style-name="P8"><text:span text:style-name="T13">”...</text:span><text:span text:style-name="T5">förbjuden i Sverige innan EU… //… förbjudet i något annat land</text:span><text:span text:style-name="T13">”? Var hittas denna information? <text:s/>Är alla länder medtagna i beräkningen?</text:span></text:p>
      <text:p text:style-name="P21">Apropå sista stycket, kap 3.3.1.5, att kunna skicka information till databas. Sker någon granskning innan ”publicering”? Hur ser ni på risk för missbruk/sabotage från användare? Överbelastning av DB?</text:p>
      <text:p text:style-name="P21"><text:s/></text:p>
      <text:h text:style-name="Heading_20_1" text:outline-level="1">3.3.1.8 Nätverk</text:h>
      <text:p text:style-name="P22">Det står att det är en nackdel att Volley levererar resultatet på huvudtråden, men <text:span text:style-name="T17">så långt som jag kan läsa mig till så står det att Volley kör all sin nätverkskommunikation på separata trådar just för att inte blockera det grafiska gränssnittet. Är det fel implementerat på något vis?</text:span> </text:p>
      <text:p text:style-name="P21"/>
      <text:h text:style-name="Heading_20_1" text:outline-level="1">STRUKTUR/UPPLÄGG</text:h>
      <text:p text:style-name="P5">Bra upplägg, logisk och läsbar rapport.</text:p>
      <text:p text:style-name="P8">Just nu [men ska läsa igen] känner jag att jag inte förstår/har full koll på hur server/DB-biten fungerar, men appen däremot var tydligare beskriven. Men ska läsa igen och se om jag missat något: i annat fall är det en brist att det är oklart beskrivet hur egen databas samverkar med externa etc.</text:p>
      <text:p text:style-name="P8"/>
      <text:h text:style-name="P24" text:outline-level="1">SPRÅK</text:h>
      <text:p text:style-name="P12">Syftningsfel?</text:p>
      <text:p text:style-name="P11">Under sammanfattning: ”<text:span text:style-name="T2">tillsatser</text:span> är ett väldigt omdiskuterat ämne där <text:span text:style-name="T2">dess behov</text:span> många gånger ifrågasätts”</text:p>
      <text:p text:style-name="P12">Oklar syftning.</text:p>
      <text:p text:style-name="P11">Under sammanfattning: ”<text:span text:style-name="T5">De påstås ibland...//…, medan det finns..</text:span>.” → ”<text:span text:style-name="T5">Med </text:span><text:span text:style-name="T7">det</text:span><text:span text:style-name="T5"> menas</text:span>….”</text:p>
      <text:p text:style-name="P13">Genomgående meningsbyggnadsfel</text:p>
      <text:p text:style-name="P14">Omkastning av ord<text:span text:style-name="T16">följd i (i huvudsak) bisatser </text:span>(förekommer på många ställen genom hela rapporten)</text:p>
      <text:p text:style-name="P14">Exempel:</text:p>
      <text:p text:style-name="P14">1.1 ”<text:span text:style-name="T5">...och </text:span><text:span text:style-name="T14">dem ständigt ökar</text:span><text:span text:style-name="T5"> i popularitet</text:span><text:span text:style-name="T14">en</text:span>” → ...<text:span text:style-name="T15">och </text:span>de ökar ständigt i popularitet.</text:p>
      <text:p text:style-name="P14">”<text:span text:style-name="T5">...och använda </text:span><text:span text:style-name="T14">olika diverse </text:span><text:span text:style-name="T5">applikationer</text:span>” → …<text:span text:style-name="T15">och </text:span>använda diverse olika applikationer.</text:p>
      <text:p text:style-name="P14">1.2 ”<text:span text:style-name="T5">Av undersökningen framgår det också, vilken </text:span><text:span text:style-name="T14">kunskap finns det</text:span><text:span text:style-name="T5"> om tillsatser,...</text:span>” → vilken kunskap det finns.</text:p>
      <text:p text:style-name="P15">1.3 ”<text:span text:style-name="T5">...två personer som jobbar på med projektet , </text:span><text:span text:style-name="T14">den faktiska tiden fördubblades</text:span>” → fördubblades den faktiska tiden.</text:p>
      <text:p text:style-name="P15">Osv. osv.</text:p>
      <text:p text:style-name="P16"/>
      <text:h text:style-name="Heading_20_1" text:outline-level="1"><text:soft-page-break/>TODO (för min del)</text:h>
      <text:p text:style-name="P14">Läsa igenom bilagor för det har jag inte gjor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10:39:14.604000000</meta:creation-date>
    <dc:date>2018-05-29T09:36:44.863673811</dc:date>
    <meta:editing-duration>PT2H4M50S</meta:editing-duration>
    <meta:editing-cycles>11</meta:editing-cycles>
    <meta:generator>LibreOffice/5.2.7.2$Linux_X86_64 LibreOffice_project/20m0$Build-2</meta:generator>
    <meta:document-statistic meta:table-count="0" meta:image-count="0" meta:object-count="0" meta:page-count="4" meta:paragraph-count="53" meta:word-count="923" meta:character-count="5962" meta:non-whitespace-character-count="5083"/>
  </office:meta>
</office:document-meta>
</file>